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Verdana" fo:font-size="13pt" officeooo:rsid="0000496c" officeooo:paragraph-rsid="0000496c" fo:background-color="#111111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color="#ffffff" style:font-name="Verdana" officeooo:rsid="0000496c" officeooo:paragraph-rsid="0002cb63" fo:background-color="#111111"/>
    </style:style>
    <style:style style:name="P3" style:family="paragraph" style:parent-style-name="Standard">
      <style:text-properties style:font-name="Verdana" officeooo:rsid="0000496c" officeooo:paragraph-rsid="0000496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/>
    </style:style>
    <style:style style:name="P6" style:family="paragraph" style:parent-style-name="Standard">
      <style:paragraph-properties fo:break-before="column"/>
      <style:text-properties style:font-name="Verdana" officeooo:rsid="0000496c" officeooo:paragraph-rsid="0000496c"/>
    </style:style>
    <style:style style:name="P7" style:family="paragraph" style:parent-style-name="Standard">
      <style:text-properties fo:color="#7f0055" style:font-name="Verdana" fo:font-size="10pt" fo:font-weight="bold" officeooo:rsid="0000496c" officeooo:paragraph-rsid="0000496c" style:font-size-asian="10pt" style:font-weight-asian="bold"/>
    </style:style>
    <style:style style:name="P8" style:family="paragraph" style:parent-style-name="Standard">
      <style:text-properties style:font-name="Verdana" officeooo:rsid="0000496c" officeooo:paragraph-rsid="0000496c"/>
    </style:style>
    <style:style style:name="P9" style:family="paragraph" style:parent-style-name="Standard">
      <style:text-properties style:font-name="Verdana" style:text-underline-style="none" officeooo:rsid="000704f2" officeooo:paragraph-rsid="000704f2"/>
    </style:style>
    <style:style style:name="P10" style:family="paragraph" style:parent-style-name="Standard">
      <style:text-properties style:font-name="Verdana" style:text-underline-style="none" officeooo:rsid="0008122a" officeooo:paragraph-rsid="0008122a"/>
    </style:style>
    <style:style style:name="P11" style:family="paragraph" style:parent-style-name="Standard">
      <style:text-properties fo:color="#ffffff" style:font-name="Verdana" fo:font-weight="bold" officeooo:rsid="00061d68" officeooo:paragraph-rsid="00061d68" fo:background-color="#000000" style:font-weight-asian="bold" style:font-weight-complex="bold"/>
    </style:style>
    <style:style style:name="P12" style:family="paragraph" style:parent-style-name="Standard">
      <style:text-properties officeooo:paragraph-rsid="000704f2"/>
    </style:style>
    <style:style style:name="P13" style:family="paragraph" style:parent-style-name="Standard">
      <style:paragraph-properties fo:text-align="center" style:justify-single-word="false"/>
      <style:text-properties officeooo:paragraph-rsid="0008122a"/>
    </style:style>
    <style:style style:name="P14" style:family="paragraph" style:parent-style-name="Standard">
      <style:paragraph-properties fo:text-align="start" style:justify-single-word="false"/>
      <style:text-properties officeooo:paragraph-rsid="0008122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Verdana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officeooo:paragraph-rsid="000ae4ff"/>
    </style:style>
    <style:style style:name="P18" style:family="paragraph" style:parent-style-name="Standard" style:master-page-name="">
      <loext:graphic-properties draw:fill="none"/>
      <style:paragraph-properties fo:margin-left="-2cm" fo:margin-right="-2cm" fo:text-align="start" style:justify-single-word="false" fo:text-indent="0cm" style:auto-text-indent="false" style:page-number="auto" fo:background-color="transparent"/>
      <style:text-properties fo:color="#000000" style:font-name="Verdana" fo:font-size="10pt" style:font-size-asian="10pt"/>
    </style:style>
    <style:style style:name="P19" style:family="paragraph" style:parent-style-name="Standard">
      <style:paragraph-properties fo:break-before="page"/>
      <style:text-properties style:font-name="Verdana" officeooo:rsid="0000496c" officeooo:paragraph-rsid="0000496c"/>
    </style:style>
    <style:style style:name="P20" style:family="paragraph" style:parent-style-name="Standard">
      <style:paragraph-properties fo:break-before="page"/>
      <style:text-properties style:font-name="Verdana" style:text-underline-style="none" officeooo:rsid="000704f2" officeooo:paragraph-rsid="000704f2"/>
    </style:style>
    <style:style style:name="P21" style:family="paragraph" style:parent-style-name="Standard">
      <style:paragraph-properties fo:break-before="page"/>
      <style:text-properties fo:color="#ffffff" style:font-name="Verdana" fo:font-weight="bold" officeooo:rsid="00061d68" officeooo:paragraph-rsid="00061d68" fo:background-color="#000000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color="#3f7f5f" style:font-name="Consolas" fo:font-size="10pt" style:font-size-asian="10pt"/>
    </style:style>
    <style:style style:name="T2" style:family="text">
      <style:text-properties fo:color="#3f7f5f" fo:font-size="10pt" style:font-size-asian="10pt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7f0055" fo:font-size="10pt" fo:font-weight="bold" style:font-size-asian="10pt" style:font-weight-asian="bold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style:font-size-asian="10pt" fo:background-color="#d4d4d4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fo:font-size="10pt" style:font-size-asian="10pt"/>
    </style:style>
    <style:style style:name="T10" style:family="text">
      <style:text-properties fo:color="#000000" fo:font-size="10pt" officeooo:rsid="000ae4ff" style:font-size-asian="10pt"/>
    </style:style>
    <style:style style:name="T11" style:family="text">
      <style:text-properties fo:color="#000000" fo:font-size="10pt" fo:font-style="italic" style:font-size-asian="10pt" style:font-style-asian="italic"/>
    </style:style>
    <style:style style:name="T12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fo:font-size="10pt" style:text-underline-style="none" style:font-size-asian="10pt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c0" fo:font-size="10pt" style:font-size-asian="10pt"/>
    </style:style>
    <style:style style:name="T17" style:family="text">
      <style:text-properties fo:color="#0000c0" fo:font-size="10pt" officeooo:rsid="000ae4ff" style:font-size-asian="10pt"/>
    </style:style>
    <style:style style:name="T18" style:family="text">
      <style:text-properties fo:color="#0000c0" fo:font-size="10pt" fo:background-color="#f0d8a8" loext:char-shading-value="0" style:font-size-asian="10pt"/>
    </style:style>
    <style:style style:name="T19" style:family="text">
      <style:text-properties fo:color="#0000c0" fo:font-size="10pt" fo:background-color="#d4d4d4" loext:char-shading-value="0" style:font-size-asian="10pt"/>
    </style:style>
    <style:style style:name="T20" style:family="text">
      <style:text-properties fo:color="#0000c0" fo:font-size="10pt" fo:font-style="italic" fo:font-weight="bold" style:font-size-asian="10pt" style:font-style-asian="italic" style:font-weight-asian="bold"/>
    </style:style>
    <style:style style:name="T21" style:family="text">
      <style:text-properties fo:color="#0000c0" fo:font-size="10pt" style:text-underline-style="none" style:font-size-asian="10pt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fo:font-size="10pt" style:font-size-asian="10pt"/>
    </style:style>
    <style:style style:name="T24" style:family="text">
      <style:text-properties fo:color="#6a3e3e" style:font-name="Consolas" fo:font-size="10pt" style:font-size-asian="10pt"/>
    </style:style>
    <style:style style:name="T25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fo:color="#6a3e3e" fo:font-size="10pt" style:font-size-asian="10pt"/>
    </style:style>
    <style:style style:name="T27" style:family="text">
      <style:text-properties fo:font-size="13pt" fo:font-weight="bold" officeooo:rsid="0002cb63" style:font-size-asian="13pt" style:font-weight-asian="bold" style:font-size-complex="13pt"/>
    </style:style>
    <style:style style:name="T28" style:family="text">
      <style:text-properties fo:font-size="13pt" fo:font-weight="bold" officeooo:rsid="0001ad0f" style:font-size-asian="13pt" style:font-weight-asian="bold" style:font-size-complex="13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officeooo:rsid="0001ad0f" style:font-weight-asian="bold"/>
    </style:style>
    <style:style style:name="T31" style:family="text">
      <style:text-properties fo:background-color="#ffffff" loext:char-shading-value="0"/>
    </style:style>
    <style:style style:name="T32" style:family="text">
      <style:text-properties style:font-name="Verdana" officeooo:rsid="000704f2"/>
    </style:style>
    <style:style style:name="T33" style:family="text">
      <style:text-properties style:font-name="Verdana" style:text-underline-style="none" officeooo:rsid="0008122a"/>
    </style:style>
    <style:style style:name="T34" style:family="text">
      <style:text-properties fo:color="#ffffff" style:font-name="Verdana" style:text-underline-style="none" officeooo:rsid="0008122a"/>
    </style:style>
    <style:style style:name="T35" style:family="text">
      <style:text-properties fo:color="#ffffff" style:font-name="Verdana" style:text-underline-style="none" officeooo:rsid="0008122a" fo:background-color="#111111" loext:char-shading-value="0"/>
    </style:style>
    <style:style style:name="T36" style:family="text">
      <style:text-properties fo:color="#ffffff" style:font-name="Verdana" style:text-underline-style="none" officeooo:rsid="0008122a" fo:background-color="#111111" loext:char-shading-value="0"/>
    </style:style>
    <style:style style:name="T37" style:family="text">
      <style:text-properties fo:color="#ffffff" style:font-name="Verdana" style:text-underline-style="none" officeooo:rsid="0008122a" fo:background-color="#0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VOITURE les classes constructeur etc"/><text:span text:style-name="T29">CLASSE VOITURES</text:span><text:bookmark-end text:name="VOITURE les classes constructeur etc"/><text:span text:style-name="T29"> –</text:span><text:span text:style-name="T30"> 13 SEPTEMBRE 2017</text:span></text:p>
      <text:p text:style-name="P7"/>
      <text:p text:style-name="P3"><text:span text:style-name="T4">package</text:span><text:span text:style-name="T9"> com.afcepf.entites;</text:span></text:p>
      <text:p text:style-name="P4"/>
      <text:p text:style-name="P4"/>
      <text:p text:style-name="P5"><text:span text:style-name="T4">public</text:span><text:span text:style-name="T9"> </text:span><text:span text:style-name="T4">class</text:span><text:span text:style-name="T9"> Voiture</text:span></text:p>
      <text:p text:style-name="P15">{</text:p>
      <text:p text:style-name="P15"><text:tab/></text:p>
      <text:p text:style-name="P5"><text:span text:style-name="T9"><text:tab/></text:span><text:span text:style-name="T2">// ATTRIBUTS:</text:span></text:p>
      <text:p text:style-name="P5"><text:span text:style-name="T9"><text:tab/></text:span><text:span text:style-name="T4">private</text:span><text:span text:style-name="T9"> String </text:span><text:span text:style-name="T21">couleur</text:span><text:span text:style-name="T13"> </text:span><text:span text:style-name="T9">= </text:span><text:span text:style-name="T23">"jaune fluo"</text:span><text:span text:style-name="T9">;</text:span></text:p>
      <text:p text:style-name="P5"><text:span text:style-name="T9"><text:tab/></text:span><text:span text:style-name="T4">private</text:span><text:span text:style-name="T9"> String </text:span><text:span text:style-name="T16">marque</text:span><text:span text:style-name="T9"> = </text:span><text:span text:style-name="T23">"Lamborghini"</text:span><text:span text:style-name="T9">;</text:span></text:p>
      <text:p text:style-name="P5"><text:span text:style-name="T9"><text:tab/></text:span><text:span text:style-name="T4">private</text:span><text:span text:style-name="T9"> String </text:span><text:span text:style-name="T16">modele</text:span><text:span text:style-name="T9"> = </text:span><text:span text:style-name="T23">"Diablo"</text:span><text:span text:style-name="T9">;</text:span></text:p>
      <text:p text:style-name="P5"><text:span text:style-name="T9"><text:tab/></text:span><text:span text:style-name="T4">private</text:span><text:span text:style-name="T9"> </text:span><text:span text:style-name="T4">int</text:span><text:span text:style-name="T9"> </text:span><text:span text:style-name="T16">puissance</text:span><text:span text:style-name="T9"> = 320;</text:span></text:p>
      <text:p text:style-name="P17"><text:span text:style-name="T9"><text:tab/></text:span><text:span text:style-name="T4">private</text:span><text:span text:style-name="T9"> </text:span><text:span text:style-name="T4">int</text:span><text:span text:style-name="T9"> </text:span><text:span text:style-name="T17">cylindree</text:span><text:span text:style-name="T16"> </text:span><text:span text:style-name="T9">= 3500;</text:span></text:p>
      <text:p text:style-name="P5"><text:span text:style-name="T9"><text:tab/></text:span><text:span text:style-name="T4">private</text:span><text:span text:style-name="T9"> </text:span><text:span text:style-name="T4">int</text:span><text:span text:style-name="T9"> </text:span><text:span text:style-name="T16">vitesse</text:span><text:span text:style-name="T9"> = 0;</text:span></text:p>
      <text:p text:style-name="P5"><text:span text:style-name="T9"><text:tab/></text:span><text:span text:style-name="T4">private</text:span><text:span text:style-name="T9"> </text:span><text:span text:style-name="T4">int</text:span><text:span text:style-name="T9"> </text:span><text:span text:style-name="T16">niveauEssence</text:span><text:span text:style-name="T9"> = 40;</text:span></text:p>
      <text:p text:style-name="P5"><text:span text:style-name="T9"><text:tab/></text:span><text:span text:style-name="T4">private</text:span><text:span text:style-name="T9"> </text:span><text:span text:style-name="T4">boolean</text:span><text:span text:style-name="T9"> </text:span><text:span text:style-name="T16">estDemarree</text:span><text:span text:style-name="T9"> = </text:span><text:span text:style-name="T4">false</text:span><text:span text:style-name="T9">;</text:span></text:p>
      <text:p text:style-name="P15"><text:tab/></text:p>
      <text:p text:style-name="P5"><text:span text:style-name="T9"><text:tab/></text:span><text:span text:style-name="T2">// CONSTRUCTEUR :</text:span></text:p>
      <text:p text:style-name="P5"><text:span text:style-name="T9"><text:tab/></text:span><text:span text:style-name="T2">/* Un constructeur (abrév : ctor) n’a ni void, ni type de retour : il est public et on sait à quoi s’attendre. </text:span></text:p>
      <text:p text:style-name="P16"><text:tab/> * même nom que la classe</text:p>
      <text:p text:style-name="P16"><text:tab/> * pas d type de retour</text:p>
      <text:p text:style-name="P16"><text:tab/> * */</text:p>
      <text:p text:style-name="P15"><text:tab/></text:p>
      <text:p text:style-name="P5"><text:span text:style-name="T9"><text:tab/></text:span><text:span text:style-name="T2">// le constructeur sert à créer des objets avec des parametres predefinis</text:span></text:p>
      <text:p text:style-name="P5"><text:span text:style-name="T9"><text:tab/></text:span><text:span text:style-name="T2">// (si l'on ne donne aucun arguments, attribution de valeurs par defaut)</text:span></text:p>
      <text:p text:style-name="P5"><text:span text:style-name="T9"><text:tab/><text:tab/><text:tab/><text:tab/><text:tab/><text:tab/><text:tab/></text:span><text:span text:style-name="T2">/*</text:span></text:p>
      <text:p text:style-name="P16"><text:tab/><text:tab/><text:tab/><text:tab/><text:tab/><text:tab/><text:tab/>public Voiture(String couleur, String marque, String modele, int puissance, int cylindree)</text:p>
      <text:p text:style-name="P16"><text:tab/><text:tab/><text:tab/><text:tab/><text:tab/><text:tab/><text:tab/> {</text:p>
      <text:p text:style-name="P16"><text:tab/><text:tab/><text:tab/><text:tab/><text:tab/><text:tab/><text:tab/><text:tab/>this.couleur = couleur; // this est l'equivalent du ME en VBA</text:p>
      <text:p text:style-name="P16"><text:tab/><text:tab/><text:tab/><text:tab/><text:tab/><text:tab/><text:tab/><text:tab/>this.marque = marque;</text:p>
      <text:p text:style-name="P16"><text:tab/><text:tab/><text:tab/><text:tab/><text:tab/><text:tab/><text:tab/><text:tab/>this.modele = modele;</text:p>
      <text:p text:style-name="P16"><text:tab/><text:tab/><text:tab/><text:tab/><text:tab/><text:tab/><text:tab/><text:tab/>this.puissance = puissance;</text:p>
      <text:p text:style-name="P16"><text:tab/><text:tab/><text:tab/><text:tab/><text:tab/><text:tab/><text:tab/><text:tab/>this.cylindree = cylindree;</text:p>
      <text:p text:style-name="P16"><text:tab/><text:tab/><text:tab/><text:tab/><text:tab/><text:tab/><text:tab/>} */</text:p>
      <text:p text:style-name="P15"><text:tab/></text:p>
      <text:p text:style-name="P5"><text:span text:style-name="T9"><text:tab/></text:span><text:span text:style-name="T2">// constructeur avec notion du this(puissance, cylindree)</text:span></text:p>
      <text:p text:style-name="P5"><text:span text:style-name="T9"><text:tab/></text:span><text:span text:style-name="T4">public</text:span><text:span text:style-name="T9"> Voiture(String </text:span><text:span text:style-name="T26">couleur</text:span><text:span text:style-name="T9">, String </text:span><text:span text:style-name="T26">marque</text:span><text:span text:style-name="T9">, String </text:span><text:span text:style-name="T26">modele</text:span><text:span text:style-name="T9">, </text:span><text:span text:style-name="T4">int</text:span><text:span text:style-name="T9"> </text:span><text:span text:style-name="T26">puissance</text:span><text:span text:style-name="T9">, </text:span><text:span text:style-name="T4">int</text:span><text:span text:style-name="T9"> </text:span><text:span text:style-name="T26">cylindree</text:span><text:span text:style-name="T9">)</text:span></text:p>
      <text:p text:style-name="P15"><text:tab/> {</text:p>
      <text:p text:style-name="P5"><text:span text:style-name="T9"><text:tab/><text:tab/></text:span><text:span text:style-name="T4">this</text:span><text:span text:style-name="T9">(</text:span><text:span text:style-name="T26">puissance</text:span><text:span text:style-name="T9">, </text:span><text:span text:style-name="T26">cylindree</text:span><text:span text:style-name="T9">);</text:span></text:p>
      <text:p text:style-name="P5"><text:span text:style-name="T9"><text:tab/><text:tab/></text:span><text:span text:style-name="T4">this</text:span><text:span text:style-name="T9">.</text:span><text:span text:style-name="T16">couleur</text:span><text:span text:style-name="T9"> = </text:span><text:span text:style-name="T26">couleur</text:span><text:span text:style-name="T9">; </text:span><text:span text:style-name="T2">// this est l'equivalent du ME en VBA</text:span></text:p>
      <text:p text:style-name="P5"><text:span text:style-name="T9"><text:tab/><text:tab/></text:span><text:span text:style-name="T4">this</text:span><text:span text:style-name="T9">.</text:span><text:span text:style-name="T16">marque</text:span><text:span text:style-name="T9"> = </text:span><text:span text:style-name="T26">marque</text:span><text:span text:style-name="T9">;</text:span></text:p>
      <text:p text:style-name="P5"><text:span text:style-name="T9"><text:tab/><text:tab/></text:span><text:span text:style-name="T4">this</text:span><text:span text:style-name="T9">.</text:span><text:span text:style-name="T16">modele</text:span><text:span text:style-name="T9"> = </text:span><text:span text:style-name="T26">modele</text:span><text:span text:style-name="T9">;</text:span></text:p>
      <text:p text:style-name="P15"><text:tab/><text:tab/><text:tab/></text:p>
      <text:p text:style-name="P15"><text:tab/>}</text:p>
      <text:p text:style-name="P15"><text:tab/></text:p>
      <text:p text:style-name="P5"><text:span text:style-name="T9"><text:tab/></text:span><text:span text:style-name="T2">// surcharge du constructeur</text:span></text:p>
      <text:p text:style-name="P5"><text:span text:style-name="T9"><text:tab/></text:span><text:span text:style-name="T4">public</text:span><text:span text:style-name="T9"> Voiture() </text:span><text:span text:style-name="T2">// vide de parametres</text:span></text:p>
      <text:p text:style-name="P15"><text:tab/>{</text:p>
      <text:p text:style-name="P15"><text:tab/><text:tab/></text:p>
      <text:p text:style-name="P15"><text:tab/>}</text:p>
      <text:p text:style-name="P15"><text:tab/></text:p>
      <text:p text:style-name="P15"><text:tab/></text:p>
      <text:p text:style-name="P5"><text:span text:style-name="T9"><text:tab/></text:span><text:span text:style-name="T4">public</text:span><text:span text:style-name="T9"> Voiture(</text:span><text:span text:style-name="T4">int</text:span><text:span text:style-name="T9"> </text:span><text:span text:style-name="T26">puissance</text:span><text:span text:style-name="T9">, </text:span><text:span text:style-name="T4">int</text:span><text:span text:style-name="T9"> </text:span><text:span text:style-name="T26">cylindree</text:span><text:span text:style-name="T9">)</text:span></text:p>
      <text:p text:style-name="P15"><text:tab/>{</text:p>
      <text:p text:style-name="P5"><text:soft-page-break/><text:span text:style-name="T9"><text:tab/><text:tab/></text:span><text:span text:style-name="T4">this</text:span><text:span text:style-name="T9">.</text:span><text:span text:style-name="T16">puissance</text:span><text:span text:style-name="T9"> = </text:span><text:span text:style-name="T26">puissance</text:span><text:span text:style-name="T9">;</text:span></text:p>
      <text:p text:style-name="P5"><text:span text:style-name="T9"><text:tab/><text:tab/></text:span><text:span text:style-name="T4">this</text:span><text:span text:style-name="T9">.</text:span><text:span text:style-name="T18">cylindree</text:span><text:span text:style-name="T9"> = </text:span><text:span text:style-name="T26">cylindree</text:span><text:span text:style-name="T9">;</text:span></text:p>
      <text:p text:style-name="P15"><text:tab/>}</text:p>
      <text:p text:style-name="P5"><text:span text:style-name="T9"><text:tab/></text:span><text:span text:style-name="T2">// METHODES:</text:span></text:p>
      <text:p text:style-name="P5"><text:span text:style-name="T9"><text:tab/></text:span><text:span text:style-name="T4">public</text:span><text:span text:style-name="T9"> </text:span><text:span text:style-name="T4">void</text:span><text:span text:style-name="T9"> demarrer()</text:span></text:p>
      <text:p text:style-name="P15"><text:tab/>{</text:p>
      <text:p text:style-name="P15"><text:tab/><text:tab/></text:p>
      <text:p text:style-name="P5"><text:span text:style-name="T9"><text:tab/><text:tab/></text:span><text:span text:style-name="T4">if</text:span><text:span text:style-name="T9"> (</text:span><text:span text:style-name="T16">niveauEssence</text:span><text:span text:style-name="T9"> &gt; 0) {</text:span></text:p>
      <text:p text:style-name="P5"><text:span text:style-name="T9"><text:tab/><text:tab/><text:tab/></text:span><text:span text:style-name="T16">estDemarree</text:span><text:span text:style-name="T9"> = </text:span><text:span text:style-name="T4">true</text:span><text:span text:style-name="T9">;</text:span></text:p>
      <text:p text:style-name="P5"><text:span text:style-name="T9"><text:tab/><text:tab/><text:tab/>System.</text:span><text:span text:style-name="T20">out</text:span><text:span text:style-name="T9">.println(</text:span><text:span text:style-name="T23">"*** démarrage : OK"</text:span><text:span text:style-name="T9">);</text:span></text:p>
      <text:p text:style-name="P15"><text:tab/><text:tab/>} </text:p>
      <text:p text:style-name="P5"><text:span text:style-name="T9"><text:tab/><text:tab/></text:span><text:span text:style-name="T4">else</text:span><text:span text:style-name="T9"> {</text:span></text:p>
      <text:p text:style-name="P5"><text:span text:style-name="T9"><text:tab/><text:tab/><text:tab/>System.</text:span><text:span text:style-name="T20">out</text:span><text:span text:style-name="T9">.println(</text:span><text:span text:style-name="T23">"*** démarrage : KO - plus d'essence"</text:span><text:span text:style-name="T9">);</text:span></text:p>
      <text:p text:style-name="P15"><text:tab/><text:tab/>}</text:p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</text:span><text:span text:style-name="T4">void</text:span><text:span text:style-name="T9"> arreter()</text:span></text:p>
      <text:p text:style-name="P15"><text:tab/>{</text:p>
      <text:p text:style-name="P15"><text:tab/></text:p>
      <text:p text:style-name="P5"><text:span text:style-name="T9"><text:tab/><text:tab/></text:span><text:span text:style-name="T16">vitesse</text:span><text:span text:style-name="T9"> = 0;</text:span></text:p>
      <text:p text:style-name="P5"><text:span text:style-name="T9"><text:tab/><text:tab/></text:span><text:span text:style-name="T16">estDemarree</text:span><text:span text:style-name="T9"> = </text:span><text:span text:style-name="T4">false</text:span><text:span text:style-name="T9">;</text:span></text:p>
      <text:p text:style-name="P5"><text:span text:style-name="T9"><text:tab/><text:tab/>System.</text:span><text:span text:style-name="T20">out</text:span><text:span text:style-name="T9">.println(</text:span><text:span text:style-name="T23">"*** arreter : OK"</text:span><text:span text:style-name="T9">);</text:span></text:p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</text:span><text:span text:style-name="T4">void</text:span><text:span text:style-name="T9"> accelerer()</text:span></text:p>
      <text:p text:style-name="P15"><text:tab/>{</text:p>
      <text:p text:style-name="P15"><text:tab/><text:tab/></text:p>
      <text:p text:style-name="P5"><text:span text:style-name="T9"><text:tab/><text:tab/></text:span><text:span text:style-name="T4">if</text:span><text:span text:style-name="T9"> (</text:span><text:span text:style-name="T16">estDemarree</text:span><text:span text:style-name="T9">){</text:span></text:p>
      <text:p text:style-name="P15"><text:tab/><text:tab/><text:tab/></text:p>
      <text:p text:style-name="P5"><text:span text:style-name="T9"><text:tab/><text:tab/><text:tab/></text:span><text:span text:style-name="T16">vitesse</text:span><text:span text:style-name="T9"> += (-0.09 * </text:span><text:span text:style-name="T16">puissance</text:span><text:span text:style-name="T9">) + (0.014 * </text:span><text:span text:style-name="T19">cylindree</text:span><text:span text:style-name="T9">);</text:span></text:p>
      <text:p text:style-name="P5"><text:span text:style-name="T9"><text:tab/><text:tab/><text:tab/></text:span><text:span text:style-name="T16">niveauEssence</text:span><text:span text:style-name="T9"> -= 4;</text:span></text:p>
      <text:p text:style-name="P15"><text:tab/><text:tab/><text:tab/></text:p>
      <text:p text:style-name="P5"><text:span text:style-name="T9"><text:tab/><text:tab/><text:tab/></text:span><text:span text:style-name="T2">// condition sur niveau d'essence (doit etre non inf a 0 )</text:span></text:p>
      <text:p text:style-name="P5"><text:span text:style-name="T9"><text:tab/><text:tab/><text:tab/></text:span><text:span text:style-name="T4">if</text:span><text:span text:style-name="T9"> (</text:span><text:span text:style-name="T16">niveauEssence</text:span><text:span text:style-name="T9"> &lt;= 0)</text:span></text:p>
      <text:p text:style-name="P15"><text:tab/><text:tab/><text:tab/>{</text:p>
      <text:p text:style-name="P5"><text:span text:style-name="T9"><text:tab/><text:tab/><text:tab/><text:tab/></text:span><text:span text:style-name="T16">niveauEssence</text:span><text:span text:style-name="T9"> = 0;</text:span></text:p>
      <text:p text:style-name="P15"><text:tab/><text:tab/><text:tab/><text:tab/>arreter();</text:p>
      <text:p text:style-name="P15"><text:tab/><text:tab/><text:tab/>}</text:p>
      <text:p text:style-name="P15"><text:tab/><text:tab/><text:tab/></text:p>
      <text:p text:style-name="P5"><text:span text:style-name="T9"><text:tab/><text:tab/><text:tab/>System.</text:span><text:span text:style-name="T20">out</text:span><text:span text:style-name="T9">.println(</text:span><text:span text:style-name="T23">"*** accélérer : OK"</text:span><text:span text:style-name="T9">);</text:span></text:p>
      <text:p text:style-name="P15"><text:tab/><text:tab/>}</text:p>
      <text:p text:style-name="P5"><text:span text:style-name="T9"><text:tab/><text:tab/></text:span><text:span text:style-name="T4">else</text:span><text:span text:style-name="T9"> {</text:span></text:p>
      <text:p text:style-name="P5"><text:span text:style-name="T9"><text:tab/><text:tab/><text:tab/>System.</text:span><text:span text:style-name="T20">out</text:span><text:span text:style-name="T9">.println(</text:span><text:span text:style-name="T23">"*** accélérer : KO - pas démarrée"</text:span><text:span text:style-name="T9">);</text:span></text:p>
      <text:p text:style-name="P15"><text:tab/><text:tab/>}</text:p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</text:span><text:span text:style-name="T4">void</text:span><text:span text:style-name="T9"> freiner()</text:span></text:p>
      <text:p text:style-name="P15"><text:tab/>{</text:p>
      <text:p text:style-name="P5"><text:span text:style-name="T9"><text:tab/><text:tab/></text:span><text:span text:style-name="T4">if</text:span><text:span text:style-name="T9">(</text:span><text:span text:style-name="T16">vitesse</text:span><text:span text:style-name="T9"> &gt; 5)</text:span></text:p>
      <text:p text:style-name="P15"><text:tab/><text:tab/>{</text:p>
      <text:p text:style-name="P5"><text:span text:style-name="T9"><text:tab/><text:tab/><text:tab/></text:span><text:span text:style-name="T16">vitesse</text:span><text:span text:style-name="T9"> -= 5; </text:span><text:span text:style-name="T2">// equivaut a : vitesse = vitesse - 5</text:span></text:p>
      <text:p text:style-name="P15"><text:tab/><text:tab/>}</text:p>
      <text:p text:style-name="P5"><text:span text:style-name="T9"><text:tab/><text:tab/></text:span><text:span text:style-name="T4">else</text:span></text:p>
      <text:p text:style-name="P15"><text:tab/><text:tab/>{</text:p>
      <text:p text:style-name="P5"><text:span text:style-name="T9"><text:tab/><text:tab/><text:tab/></text:span><text:span text:style-name="T16">vitesse</text:span><text:span text:style-name="T9"> -= 0;</text:span></text:p>
      <text:p text:style-name="P15"><text:tab/><text:tab/>}</text:p>
      <text:p text:style-name="P15"><text:tab/><text:tab/></text:p>
      <text:p text:style-name="P5"><text:span text:style-name="T9"><text:tab/><text:tab/>System.</text:span><text:span text:style-name="T20">out</text:span><text:span text:style-name="T9">.println(</text:span><text:span text:style-name="T23">"*** freiner : OK"</text:span><text:span text:style-name="T9">);</text:span></text:p>
      <text:p text:style-name="P15"><text:tab/>}</text:p>
      <text:p text:style-name="P4"><text:soft-page-break/></text:p>
      <text:p text:style-name="P5"><text:span text:style-name="T9"><text:tab/></text:span><text:span text:style-name="T4">public</text:span><text:span text:style-name="T9"> </text:span><text:span text:style-name="T4">int</text:span><text:span text:style-name="T9"> getVitesse()</text:span></text:p>
      <text:p text:style-name="P15"><text:tab/>{</text:p>
      <text:p text:style-name="P15"><text:tab/><text:tab/></text:p>
      <text:p text:style-name="P5"><text:span text:style-name="T9"><text:tab/><text:tab/></text:span><text:span text:style-name="T4">return</text:span><text:span text:style-name="T9"> </text:span><text:span text:style-name="T16">vitesse</text:span><text:span text:style-name="T9">;</text:span></text:p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</text:span><text:span text:style-name="T4">int</text:span><text:span text:style-name="T9"> getNiveauEssence()</text:span></text:p>
      <text:p text:style-name="P15"><text:tab/>{</text:p>
      <text:p text:style-name="P5"><text:span text:style-name="T9"><text:tab/><text:tab/></text:span><text:span text:style-name="T4">return</text:span><text:span text:style-name="T9"> </text:span><text:span text:style-name="T16">niveauEssence</text:span><text:span text:style-name="T9">;</text:span></text:p>
      <text:p text:style-name="P15"><text:tab/>}</text:p>
      <text:p text:style-name="P4"/>
      <text:p text:style-name="P5"><text:span text:style-name="T9"><text:tab/></text:span><text:span text:style-name="T4">public</text:span><text:span text:style-name="T9"> String getMarque()</text:span></text:p>
      <text:p text:style-name="P15"><text:tab/>{</text:p>
      <text:p text:style-name="P5"><text:span text:style-name="T9"><text:tab/><text:tab/></text:span><text:span text:style-name="T4">return</text:span><text:span text:style-name="T9"> </text:span><text:span text:style-name="T16">marque</text:span><text:span text:style-name="T9">;</text:span></text:p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String getModele()</text:span></text:p>
      <text:p text:style-name="P4"/>
      <text:p text:style-name="P15"><text:tab/>{</text:p>
      <text:p text:style-name="P5"><text:span text:style-name="T9"><text:tab/><text:tab/></text:span><text:span text:style-name="T4">return</text:span><text:span text:style-name="T9"> </text:span><text:span text:style-name="T16">modele</text:span><text:span text:style-name="T9">;</text:span></text:p>
      <text:p text:style-name="P15"><text:tab/>}</text:p>
      <text:p text:style-name="P15"><text:tab/></text:p>
      <text:p text:style-name="P5"><text:span text:style-name="T9"><text:tab/></text:span><text:span text:style-name="T2">/*Public Boolean VitessePositive()</text:span></text:p>
      <text:p text:style-name="P16"><text:tab/>{</text:p>
      <text:p text:style-name="P16"><text:tab/><text:tab/></text:p>
      <text:p text:style-name="P16"><text:tab/><text:tab/>return = true;</text:p>
      <text:p text:style-name="P16"><text:tab/>} */</text:p>
      <text:p text:style-name="P15">}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line-break/></text:p>
      <text:p text:style-name="P6"/>
      <text:p text:style-name="P6"/>
      <text:p text:style-name="P3"/>
      <text:p text:style-name="P3"/>
      <text:p text:style-name="P2"><text:span text:style-name="T27"><text:s/>PROC VOITURE AVEC MAIN</text:span><text:span text:style-name="T28"> 13 SEPTEMBRE 2017 </text:span></text:p>
      <text:p text:style-name="P3"/>
      <text:p text:style-name="P3"/>
      <text:p text:style-name="P3"><text:span text:style-name="T4">package</text:span><text:span text:style-name="T9"> com.afcepf.entites;</text:span></text:p>
      <text:p text:style-name="P4"/>
      <text:p text:style-name="P5"><text:span text:style-name="T4">public</text:span><text:span text:style-name="T9"> </text:span><text:span text:style-name="T4">class</text:span><text:span text:style-name="T9"> App {</text:span></text:p>
      <text:p text:style-name="P4"/>
      <text:p text:style-name="P5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26">args</text:span><text:span text:style-name="T9">) {</text:span></text:p>
      <text:p text:style-name="P15"><text:tab/><text:tab/></text:p>
      <text:p text:style-name="P5"><text:span text:style-name="T9"><text:tab/><text:tab/></text:span><text:span text:style-name="T2">// INSTANCIATION de la voiture</text:span></text:p>
      <text:p text:style-name="P5"><text:span text:style-name="T9"><text:tab/><text:tab/></text:span><text:span text:style-name="T2">/* Voiture voiture = new Voiture();</text:span></text:p>
      <text:p text:style-name="P16"><text:tab/><text:tab/>Voiture voiture2 = new Voiture(); <text:s text:c="2"/>*/</text:p>
      <text:p text:style-name="P15"><text:tab/><text:tab/></text:p>
      <text:p text:style-name="P15"><text:tab/><text:tab/></text:p>
      <text:p text:style-name="P5"><text:span text:style-name="T9"><text:tab/><text:tab/></text:span><text:span text:style-name="T2">/*</text:span></text:p>
      <text:p text:style-name="P16"><text:tab/><text:tab/>// test du contstructeur</text:p>
      <text:p text:style-name="P16"><text:tab/><text:tab/>Voiture voiture = new Voiture("rouge", "renault", "twingo", 75, 1200);</text:p>
      <text:p text:style-name="P16"><text:tab/><text:tab/></text:p>
      <text:p text:style-name="P16"><text:tab/><text:tab/>// appel du test</text:p>
      <text:p text:style-name="P16"><text:tab/><text:tab/>tester(voiture);</text:p>
      <text:p text:style-name="P16"><text:tab/><text:tab/></text:p>
      <text:p text:style-name="P16"><text:tab/><text:tab/>// nouvelle voiture</text:p>
      <text:p text:style-name="P16"><text:tab/><text:tab/>Voiture VTurbo = new Voiture("verte", "Marque antique", "Charette", 22, 455);</text:p>
      <text:p text:style-name="P16"><text:tab/><text:tab/>tester(VTurbo);</text:p>
      <text:p text:style-name="P16"><text:tab/><text:tab/>*/</text:p>
      <text:p text:style-name="P15"><text:tab/><text:tab/></text:p>
      <text:p text:style-name="P5"><text:span text:style-name="T9"><text:tab/><text:tab/></text:span><text:span text:style-name="T2">// on va plutôt creer un tableau ArrayList</text:span></text:p>
      <text:p text:style-name="P5"><text:span text:style-name="T9"><text:tab/><text:tab/>Voiture[] </text:span><text:span text:style-name="T26">cars</text:span><text:span text:style-name="T9"> = </text:span><text:span text:style-name="T4">new</text:span><text:span text:style-name="T9"> Voiture[7];</text:span></text:p>
      <text:p text:style-name="P15"><text:tab/><text:tab/></text:p>
      <text:p text:style-name="P5"><text:span text:style-name="T9"><text:tab/><text:tab/></text:span><text:span text:style-name="T2">// on gere par tableau</text:span></text:p>
      <text:p text:style-name="P5"><text:span text:style-name="T9"><text:tab/><text:tab/></text:span><text:span text:style-name="T26">cars</text:span><text:span text:style-name="T9">[0] = </text:span><text:span text:style-name="T4">new</text:span><text:span text:style-name="T9"> Voiture(</text:span><text:span text:style-name="T23">"bleu"</text:span><text:span text:style-name="T9">,</text:span><text:span text:style-name="T23">"Renault"</text:span><text:span text:style-name="T9">,</text:span><text:span text:style-name="T23">"Twingo"</text:span><text:span text:style-name="T9">,75,1200);</text:span></text:p>
      <text:p text:style-name="P5"><text:span text:style-name="T9"><text:tab/><text:tab/></text:span><text:span text:style-name="T26">cars</text:span><text:span text:style-name="T9">[1] = </text:span><text:span text:style-name="T4">new</text:span><text:span text:style-name="T9"> Voiture(</text:span><text:span text:style-name="T23">"rouge"</text:span><text:span text:style-name="T9">,</text:span><text:span text:style-name="T23">"Ford"</text:span><text:span text:style-name="T9">,</text:span><text:span text:style-name="T23">"Mustang"</text:span><text:span text:style-name="T9">,55,2055);</text:span></text:p>
      <text:p text:style-name="P5"><text:span text:style-name="T9"><text:tab/><text:tab/></text:span><text:span text:style-name="T26">cars</text:span><text:span text:style-name="T9">[2] = </text:span><text:span text:style-name="T4">new</text:span><text:span text:style-name="T9"> Voiture(</text:span><text:span text:style-name="T23">"vert"</text:span><text:span text:style-name="T9">,</text:span><text:span text:style-name="T23">"Fiat"</text:span><text:span text:style-name="T9">,</text:span><text:span text:style-name="T23">"2000"</text:span><text:span text:style-name="T9">,150,3303);</text:span></text:p>
      <text:p text:style-name="P5"><text:span text:style-name="T9"><text:tab/><text:tab/></text:span><text:span text:style-name="T26">cars</text:span><text:span text:style-name="T9">[3] = </text:span><text:span text:style-name="T4">new</text:span><text:span text:style-name="T9"> Voiture(</text:span><text:span text:style-name="T23">"grise"</text:span><text:span text:style-name="T9">,</text:span><text:span text:style-name="T23">"Austin"</text:span><text:span text:style-name="T9">,</text:span><text:span text:style-name="T23">"Mini"</text:span><text:span text:style-name="T9">,111,5065);</text:span></text:p>
      <text:p text:style-name="P5"><text:span text:style-name="T9"><text:tab/><text:tab/></text:span><text:span text:style-name="T26">cars</text:span><text:span text:style-name="T9">[4] = </text:span><text:span text:style-name="T4">new</text:span><text:span text:style-name="T9"> Voiture(</text:span><text:span text:style-name="T23">"black"</text:span><text:span text:style-name="T9">,</text:span><text:span text:style-name="T23">"Seat"</text:span><text:span text:style-name="T9">,</text:span><text:span text:style-name="T23">"Ibiza"</text:span><text:span text:style-name="T9">,100,888);</text:span></text:p>
      <text:p text:style-name="P5"><text:span text:style-name="T9"><text:tab/><text:tab/></text:span><text:span text:style-name="T26">cars</text:span><text:span text:style-name="T9">[5] = </text:span><text:span text:style-name="T4">new</text:span><text:span text:style-name="T9"> Voiture();</text:span></text:p>
      <text:p text:style-name="P5"><text:span text:style-name="T9"><text:tab/><text:tab/></text:span><text:span text:style-name="T26">cars</text:span><text:span text:style-name="T9">[6]= </text:span><text:span text:style-name="T4">new</text:span><text:span text:style-name="T9"> Voiture(450,4000);</text:span></text:p>
      <text:p text:style-name="P15"><text:tab/><text:tab/></text:p>
      <text:p text:style-name="P5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26">i</text:span><text:span text:style-name="T9"> = 0; </text:span><text:span text:style-name="T26">i</text:span><text:span text:style-name="T9"> &lt; </text:span><text:span text:style-name="T26">cars</text:span><text:span text:style-name="T9">.</text:span><text:span text:style-name="T16">length</text:span><text:span text:style-name="T9">; </text:span><text:span text:style-name="T26">i</text:span><text:span text:style-name="T9">++) {</text:span></text:p>
      <text:p text:style-name="P5"><text:span text:style-name="T9"><text:tab/><text:tab/><text:tab/></text:span><text:span text:style-name="T11">tester</text:span><text:span text:style-name="T9">(</text:span><text:span text:style-name="T26">cars</text:span><text:span text:style-name="T9">[</text:span><text:span text:style-name="T26">i</text:span><text:span text:style-name="T9">]);</text:span></text:p>
      <text:p text:style-name="P15"><text:tab/><text:tab/><text:tab/></text:p>
      <text:p text:style-name="P15"><text:tab/><text:tab/>}</text:p>
      <text:p text:style-name="P18"><text:tab/><text:tab/></text:p>
      <text:p text:style-name="P5"><text:span text:style-name="T9"><text:tab/><text:tab/><text:tab/><text:tab/><text:tab/><text:tab/><text:tab/></text:span><text:span text:style-name="T2">/* </text:span></text:p>
      <text:p text:style-name="P16"><text:tab/><text:tab/><text:tab/><text:tab/><text:tab/><text:tab/><text:tab/>voiture2.demarrer();</text:p>
      <text:p text:style-name="P16"><text:tab/><text:tab/><text:tab/><text:tab/><text:tab/><text:tab/><text:tab/></text:p>
      <text:p text:style-name="P16"><text:tab/><text:tab/><text:tab/><text:tab/><text:tab/><text:tab/><text:tab/>voiture2.accelerer();</text:p>
      <text:p text:style-name="P16"><text:tab/><text:tab/><text:tab/><text:tab/><text:tab/><text:tab/><text:tab/>voiture2.accelerer();</text:p>
      <text:p text:style-name="P16"><text:tab/><text:tab/><text:tab/><text:tab/><text:tab/><text:tab/><text:tab/>voiture2.accelerer();</text:p>
      <text:p text:style-name="P16"><text:soft-page-break/><text:tab/><text:tab/><text:tab/><text:tab/><text:tab/><text:tab/><text:tab/>voiture2.arreter(); <text:s/>*/</text:p>
      <text:p text:style-name="P15"><text:tab/><text:tab/></text:p>
      <text:p text:style-name="P15"><text:tab/><text:tab/></text:p>
      <text:p text:style-name="P5"><text:span text:style-name="T9"><text:tab/><text:tab/></text:span><text:span text:style-name="T2">// mise en forme visuelle</text:span></text:p>
      <text:p text:style-name="P5"><text:span text:style-name="T9"><text:tab/><text:tab/></text:span><text:span text:style-name="T2">/* System.out.println("___________");</text:span></text:p>
      <text:p text:style-name="P16"><text:tab/><text:tab/>System.out.println("___________");</text:p>
      <text:p text:style-name="P16"><text:tab/><text:tab/>System.out.println("___________"); */</text:p>
      <text:p text:style-name="P4"/>
      <text:p text:style-name="P4"/>
      <text:p text:style-name="P15"><text:tab/>}</text:p>
      <text:p text:style-name="P15"><text:tab/></text:p>
      <text:p text:style-name="P5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tester(Voiture </text:span><text:span text:style-name="T26">voiture</text:span><text:span text:style-name="T9">)</text:span></text:p>
      <text:p text:style-name="P15"><text:tab/>{</text:p>
      <text:p text:style-name="P5"><text:span text:style-name="T9"><text:tab/><text:tab/></text:span><text:span text:style-name="T2">// mise en forme visuelle</text:span></text:p>
      <text:p text:style-name="P5"><text:span text:style-name="T9"><text:tab/><text:tab/>System.</text:span><text:span text:style-name="T20">out</text:span><text:span text:style-name="T9">.println(</text:span><text:span text:style-name="T23">"____________________"</text:span><text:span text:style-name="T9">);</text:span></text:p>
      <text:p text:style-name="P5"><text:span text:style-name="T9"><text:tab/><text:tab/>System.</text:span><text:span text:style-name="T20">out</text:span><text:span text:style-name="T9">.println(</text:span><text:span text:style-name="T23">""</text:span><text:span text:style-name="T9">);</text:span></text:p>
      <text:p text:style-name="P5"><text:span text:style-name="T9"><text:tab/><text:tab/>System.</text:span><text:span text:style-name="T20">out</text:span><text:span text:style-name="T9">.println(</text:span><text:span text:style-name="T23">"TESTE DE LA VOITURE "</text:span><text:span text:style-name="T9"> + </text:span><text:span text:style-name="T26">voiture</text:span><text:span text:style-name="T9">.getMarque().toUpperCase() + </text:span><text:span text:style-name="T23">", MODELE : "</text:span><text:span text:style-name="T9"> + </text:span><text:span text:style-name="T26">voiture</text:span><text:span text:style-name="T9">.getModele().toUpperCase());</text:span></text:p>
      <text:p text:style-name="P5"><text:span text:style-name="T9"><text:tab/><text:tab/>System.</text:span><text:span text:style-name="T20">out</text:span><text:span text:style-name="T9">.println(</text:span><text:span text:style-name="T23">"____________________"</text:span><text:span text:style-name="T9">);</text:span></text:p>
      <text:p text:style-name="P5"><text:span text:style-name="T9"><text:tab/><text:tab/>System.</text:span><text:span text:style-name="T20">out</text:span><text:span text:style-name="T9">.println(</text:span><text:span text:style-name="T23">" "</text:span><text:span text:style-name="T9">);</text:span></text:p>
      <text:p text:style-name="P15"><text:tab/><text:tab/></text:p>
      <text:p text:style-name="P15"><text:tab/><text:tab/></text:p>
      <text:p text:style-name="P5"><text:span text:style-name="T9"><text:tab/><text:tab/></text:span><text:span text:style-name="T26">voiture</text:span><text:span text:style-name="T9">.demarrer();</text:span></text:p>
      <text:p text:style-name="P15"><text:tab/><text:tab/></text:p>
      <text:p text:style-name="P5"><text:span text:style-name="T9"><text:tab/><text:tab/></text:span><text:span text:style-name="T2">// snippet</text:span></text:p>
      <text:p text:style-name="P5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26">i</text:span><text:span text:style-name="T9"> = 0; </text:span><text:span text:style-name="T26">i</text:span><text:span text:style-name="T9"> &lt; 10; </text:span><text:span text:style-name="T26">i</text:span><text:span text:style-name="T9">++)</text:span></text:p>
      <text:p text:style-name="P15"><text:tab/><text:tab/>{</text:p>
      <text:p text:style-name="P5"><text:span text:style-name="T9"><text:tab/><text:tab/><text:tab/></text:span><text:span text:style-name="T26">voiture</text:span><text:span text:style-name="T9">.accelerer();</text:span></text:p>
      <text:p text:style-name="P5"><text:span text:style-name="T9"><text:tab/><text:tab/><text:tab/></text:span><text:span text:style-name="T2">// voiture.freiner();</text:span></text:p>
      <text:p text:style-name="P4"/>
      <text:p text:style-name="P15"><text:tab/><text:tab/><text:tab/></text:p>
      <text:p text:style-name="P5"><text:span text:style-name="T9"><text:tab/><text:tab/>System.</text:span><text:span text:style-name="T20">out</text:span><text:span text:style-name="T9">.println(</text:span><text:span text:style-name="T23">"vitesse : "</text:span><text:span text:style-name="T9">+ </text:span><text:span text:style-name="T26">voiture</text:span><text:span text:style-name="T9">.getVitesse() + </text:span><text:span text:style-name="T23">"km/h"</text:span><text:span text:style-name="T9">);</text:span></text:p>
      <text:p text:style-name="P5"><text:span text:style-name="T9"><text:tab/><text:tab/>System.</text:span><text:span text:style-name="T20">out</text:span><text:span text:style-name="T9">.println(</text:span><text:span text:style-name="T23">"Niveau essence : "</text:span><text:span text:style-name="T9">+ </text:span><text:span text:style-name="T26">voiture</text:span><text:span text:style-name="T9">.getNiveauEssence() + </text:span><text:span text:style-name="T23">" L"</text:span><text:span text:style-name="T9">);</text:span></text:p>
      <text:p text:style-name="P15"><text:tab/><text:tab/>}</text:p>
      <text:p text:style-name="P15"><text:tab/><text:tab/></text:p>
      <text:p text:style-name="P5"><text:span text:style-name="T9"><text:tab/><text:tab/></text:span><text:span text:style-name="T2">// voiture.freiner();</text:span></text:p>
      <text:p text:style-name="P5"><text:span text:style-name="T9"><text:tab/><text:tab/></text:span><text:span text:style-name="T26">voiture</text:span><text:span text:style-name="T9">.arreter();</text:span></text:p>
      <text:p text:style-name="P15"><text:tab/>}</text:p>
      <text:p text:style-name="P4"/>
      <text:p text:style-name="P15">}</text:p>
      <text:p text:style-name="P3"/>
      <text:p text:style-name="P3"/>
      <text:p text:style-name="P19"/>
      <text:p text:style-name="P12"><text:span text:style-name="T32">Quant aux collections :</text:span></text:p>
      <text:p text:style-name="P12"><text:span text:style-name="T32"><text:line-break/></text:span><text:span text:style-name="T3">package</text:span><text:span text:style-name="T5"> com.afcepf.divers;</text:span></text:p>
      <text:p text:style-name="P23"/>
      <text:p text:style-name="P22"><text:span text:style-name="T3">import</text:span><text:span text:style-name="T5"> java.util.HashMap;</text:span></text:p>
      <text:p text:style-name="P22"><text:span text:style-name="T3">import</text:span><text:span text:style-name="T5"> </text:span><text:span text:style-name="T8">java.util.HashSet</text:span><text:span text:style-name="T5">;</text:span></text:p>
      <text:p text:style-name="P23"/>
      <text:p text:style-name="P22"><text:span text:style-name="T3">public</text:span><text:span text:style-name="T5"> </text:span><text:span text:style-name="T3">class</text:span><text:span text:style-name="T5"> Collections {</text:span></text:p>
      <text:p text:style-name="P23"/>
      <text:p text:style-name="P22"><text:span text:style-name="T5"><text:tab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</text:span><text:span text:style-name="T24">args</text:span><text:span text:style-name="T5">)</text:span></text:p>
      <text:p text:style-name="P22"><text:span text:style-name="T5"><text:tab/>{</text:span></text:p>
      <text:p text:style-name="P22"><text:span text:style-name="T5"><text:tab/><text:tab/>HashMap&lt;String, Double&gt; </text:span><text:span text:style-name="T24">contenances</text:span><text:span text:style-name="T5"> = </text:span><text:span text:style-name="T3">new</text:span><text:span text:style-name="T5"> HashMap&lt;&gt;();</text:span></text:p>
      <text:p text:style-name="P22"><text:span text:style-name="T5"><text:tab/><text:tab/></text:span></text:p>
      <text:p text:style-name="P22"><text:span text:style-name="T5"><text:tab/><text:tab/></text:span><text:span text:style-name="T24">contenances</text:span><text:span text:style-name="T5">.put(</text:span><text:span text:style-name="T22">"litre"</text:span><text:span text:style-name="T5">,100d); </text:span><text:span text:style-name="T1">// le d permet de contraindre au double, pas en String</text:span></text:p>
      <text:p text:style-name="P22"><text:span text:style-name="T5"><text:tab/><text:tab/></text:span><text:span text:style-name="T24">contenances</text:span><text:span text:style-name="T5">.put(</text:span><text:span text:style-name="T22">"magnum"</text:span><text:span text:style-name="T5">, <text:s/>150d);</text:span></text:p>
      <text:p text:style-name="P22"><text:span text:style-name="T5"><text:tab/><text:tab/></text:span><text:span text:style-name="T1">// nb : on met un integer avec une virgule pour déclaration automatique en double</text:span></text:p>
      <text:p text:style-name="P22"><text:span text:style-name="T5"><text:tab/><text:tab/></text:span><text:span text:style-name="T24">contenances</text:span><text:span text:style-name="T5">.put(</text:span><text:span text:style-name="T22">"nabuchodonosaur"</text:span><text:span text:style-name="T5">, 300.0); </text:span></text:p>
      <text:p text:style-name="P22"><text:span text:style-name="T5"><text:tab/><text:tab/></text:span><text:span text:style-name="T24">contenances</text:span><text:span text:style-name="T5">.put(</text:span><text:span text:style-name="T22">"hectolitre"</text:span><text:span text:style-name="T5">, 10000.0);</text:span></text:p>
      <text:p text:style-name="P22"><text:span text:style-name="T5"><text:tab/><text:tab/></text:span></text:p>
      <text:p text:style-name="P22"><text:span text:style-name="T5"><text:tab/><text:tab/></text:span><text:span text:style-name="T1">// on veut afficher la contenance du magnum avec la clef</text:span></text:p>
      <text:p text:style-name="P22"><text:span text:style-name="T5"><text:tab/><text:tab/></text:span><text:span text:style-name="T3">double</text:span><text:span text:style-name="T5"> </text:span><text:span text:style-name="T24">c</text:span><text:span text:style-name="T5"> = </text:span><text:span text:style-name="T24">contenances</text:span><text:span text:style-name="T5">.get(</text:span><text:span text:style-name="T22">"magnum"</text:span><text:span text:style-name="T5">);</text:span></text:p>
      <text:p text:style-name="P22"><text:span text:style-name="T5"><text:tab/><text:tab/>System.</text:span><text:span text:style-name="T14">out</text:span><text:span text:style-name="T5">.</text:span><text:span text:style-name="T6">println</text:span><text:span text:style-name="T5">(</text:span><text:span text:style-name="T22">"Magnum : "</text:span><text:span text:style-name="T5"> + </text:span><text:span text:style-name="T24">c</text:span><text:span text:style-name="T5">);</text:span></text:p>
      <text:p text:style-name="P22"><text:span text:style-name="T5"><text:tab/>}</text:span></text:p>
      <text:p text:style-name="P23"/>
      <text:p text:style-name="P22"><text:span text:style-name="T5">}</text:span></text:p>
      <text:p text:style-name="P9"/>
      <text:p text:style-name="P9"/>
      <text:p text:style-name="P9"/>
      <text:p text:style-name="P20"/>
      <text:p text:style-name="P9"/>
      <text:p text:style-name="P13"><text:span text:style-name="T37">Quant aux exceptions :</text:span></text:p>
      <text:p text:style-name="P14"><text:span text:style-name="T33"><text:line-break/><text:line-break/></text:span><text:span text:style-name="T3">package</text:span><text:span text:style-name="T5"> com.afcepf.divers;</text:span></text:p>
      <text:p text:style-name="P23"/>
      <text:p text:style-name="P22"><text:span text:style-name="T3">import</text:span><text:span text:style-name="T5"> java.util.Scanner;</text:span></text:p>
      <text:p text:style-name="P23"/>
      <text:p text:style-name="P22"><text:span text:style-name="T3">public</text:span><text:span text:style-name="T5"> </text:span><text:span text:style-name="T3">class</text:span><text:span text:style-name="T5"> LeeEsception {</text:span></text:p>
      <text:p text:style-name="P23"/>
      <text:p text:style-name="P22"><text:span text:style-name="T5"><text:tab/></text:span><text:span text:style-name="T3">public</text:span><text:span text:style-name="T5"> </text:span><text:span text:style-name="T3">static</text:span><text:span text:style-name="T5"> </text:span><text:span text:style-name="T3">void</text:span><text:span text:style-name="T5"> main(String[] </text:span><text:span text:style-name="T24">args</text:span><text:span text:style-name="T5">)</text:span></text:p>
      <text:p text:style-name="P22"><text:span text:style-name="T5"><text:tab/>{</text:span></text:p>
      <text:p text:style-name="P22"><text:span text:style-name="T5"><text:tab/><text:tab/></text:span><text:span text:style-name="T3">int</text:span><text:span text:style-name="T5"> </text:span><text:span text:style-name="T24">ageDuCapitaine</text:span><text:span text:style-name="T5"> = -1;</text:span></text:p>
      <text:p text:style-name="P22"><text:span text:style-name="T5"><text:tab/><text:tab/></text:span><text:span text:style-name="T1">// ceci est un flag</text:span></text:p>
      <text:p text:style-name="P22"><text:span text:style-name="T5"><text:tab/><text:tab/></text:span><text:span text:style-name="T3">boolean</text:span><text:span text:style-name="T5"> </text:span><text:span text:style-name="T24">estCorrect</text:span><text:span text:style-name="T5">=</text:span><text:span text:style-name="T3">false</text:span><text:span text:style-name="T5">;</text:span></text:p>
      <text:p text:style-name="P22"><text:span text:style-name="T5"><text:tab/><text:tab/></text:span></text:p>
      <text:p text:style-name="P22"><text:span text:style-name="T5"><text:tab/><text:tab/></text:span><text:span text:style-name="T1">// <text:s/>ajout de la condition sur l'age</text:span></text:p>
      <text:p text:style-name="P22"><text:span text:style-name="T5"><text:tab/><text:tab/></text:span><text:span text:style-name="T3">do</text:span></text:p>
      <text:p text:style-name="P22"><text:span text:style-name="T5"><text:tab/><text:tab/>{</text:span></text:p>
      <text:p text:style-name="P22"><text:span text:style-name="T5"><text:tab/><text:tab/><text:tab/></text:span><text:span text:style-name="T3">try</text:span></text:p>
      <text:p text:style-name="P22"><text:span text:style-name="T5"><text:tab/><text:tab/><text:tab/>{</text:span></text:p>
      <text:p text:style-name="P22"><text:span text:style-name="T5"><text:tab/><text:tab/><text:tab/><text:tab/></text:span><text:span text:style-name="T24">ageDuCapitaine</text:span><text:span text:style-name="T5"> = </text:span><text:span text:style-name="T7">demanderAge</text:span><text:span text:style-name="T5">();</text:span></text:p>
      <text:p text:style-name="P22"><text:span text:style-name="T5"><text:tab/><text:tab/><text:tab/><text:tab/></text:span><text:span text:style-name="T24">estCorrect</text:span><text:span text:style-name="T5"> = </text:span><text:span text:style-name="T3">true</text:span><text:span text:style-name="T5">;</text:span></text:p>
      <text:p text:style-name="P22"><text:span text:style-name="T5"><text:tab/><text:tab/><text:tab/>}</text:span></text:p>
      <text:p text:style-name="P22"><text:span text:style-name="T5"><text:tab/><text:tab/><text:tab/></text:span><text:span text:style-name="T3">catch</text:span><text:span text:style-name="T5">(NumberFormatException </text:span><text:span text:style-name="T24">exc</text:span><text:span text:style-name="T5">)</text:span></text:p>
      <text:p text:style-name="P22"><text:span text:style-name="T5"><text:tab/><text:tab/><text:tab/>{</text:span></text:p>
      <text:p text:style-name="P22"><text:span text:style-name="T5"><text:tab/><text:tab/><text:tab/><text:tab/></text:span><text:span text:style-name="T1">// err format</text:span></text:p>
      <text:p text:style-name="P22"><text:span text:style-name="T5"><text:tab/><text:tab/><text:tab/><text:tab/>System.</text:span><text:span text:style-name="T14">out</text:span><text:span text:style-name="T5">.println(</text:span><text:span text:style-name="T22">"ERREUR : vous devez saisirs des chiffres"</text:span><text:span text:style-name="T5">);<text:tab/><text:tab/><text:tab/><text:tab/></text:span></text:p>
      <text:p text:style-name="P22"><text:span text:style-name="T5"><text:tab/><text:tab/><text:tab/>}</text:span></text:p>
      <text:p text:style-name="P22"><text:span text:style-name="T5"><text:tab/><text:tab/><text:tab/></text:span></text:p>
      <text:p text:style-name="P22"><text:span text:style-name="T5"><text:tab/><text:tab/><text:tab/></text:span><text:span text:style-name="T3">catch</text:span><text:span text:style-name="T5"> (Exception </text:span><text:span text:style-name="T24">exc</text:span><text:span text:style-name="T5">)</text:span></text:p>
      <text:p text:style-name="P22"><text:span text:style-name="T5"><text:tab/><text:tab/><text:tab/>{</text:span></text:p>
      <text:p text:style-name="P22"><text:span text:style-name="T5"><text:tab/><text:tab/><text:tab/><text:tab/></text:span><text:span text:style-name="T1">// ira ici si valeur entree par l'ut est du string pur</text:span></text:p>
      <text:p text:style-name="P22"><text:span text:style-name="T5"><text:tab/><text:tab/><text:tab/><text:tab/>System.</text:span><text:span text:style-name="T14">out</text:span><text:span text:style-name="T5">.println(</text:span><text:span text:style-name="T22">"Erreur : "</text:span><text:span text:style-name="T5"> + </text:span><text:span text:style-name="T24">exc</text:span><text:span text:style-name="T5">.getMessage());</text:span></text:p>
      <text:p text:style-name="P22"><text:span text:style-name="T5"><text:tab/><text:tab/><text:tab/><text:tab/></text:span></text:p>
      <text:p text:style-name="P22"><text:span text:style-name="T5"><text:tab/><text:tab/><text:tab/>}</text:span></text:p>
      <text:p text:style-name="P22"><text:span text:style-name="T5"><text:tab/><text:tab/>} </text:span><text:span text:style-name="T3">while</text:span><text:span text:style-name="T5"> (</text:span><text:span text:style-name="T24">estCorrect</text:span><text:span text:style-name="T5"> == </text:span><text:span text:style-name="T3">false</text:span><text:span text:style-name="T5">);</text:span></text:p>
      <text:p text:style-name="P22"><text:span text:style-name="T5"><text:tab/><text:tab/></text:span></text:p>
      <text:p text:style-name="P22"><text:span text:style-name="T5"><text:tab/><text:tab/>System.</text:span><text:span text:style-name="T14">out</text:span><text:span text:style-name="T5">.println(</text:span><text:span text:style-name="T22">"Le capitaine a "</text:span><text:span text:style-name="T5"> + </text:span><text:span text:style-name="T24">ageDuCapitaine</text:span><text:span text:style-name="T5"> + </text:span><text:span text:style-name="T22">" ans."</text:span><text:span text:style-name="T5">);</text:span></text:p>
      <text:p text:style-name="P22"><text:span text:style-name="T5"><text:tab/>}</text:span></text:p>
      <text:p text:style-name="P22"><text:span text:style-name="T5"><text:tab/></text:span></text:p>
      <text:p text:style-name="P22"><text:span text:style-name="T5"><text:tab/></text:span></text:p>
      <text:p text:style-name="P22"><text:span text:style-name="T5"><text:tab/></text:span></text:p>
      <text:p text:style-name="P22"><text:span text:style-name="T5"><text:tab/></text:span><text:span text:style-name="T3">public</text:span><text:span text:style-name="T5"> </text:span><text:span text:style-name="T3">static</text:span><text:span text:style-name="T5"> </text:span><text:span text:style-name="T3">int</text:span><text:span text:style-name="T5"> demanderAge() </text:span><text:span text:style-name="T3">throws</text:span><text:span text:style-name="T5"> Exception</text:span></text:p>
      <text:p text:style-name="P22"><text:span text:style-name="T5"><text:tab/>{</text:span></text:p>
      <text:p text:style-name="P22"><text:span text:style-name="T5"><text:tab/><text:tab/>Scanner </text:span><text:span text:style-name="T25">scan</text:span><text:span text:style-name="T5"> = </text:span><text:span text:style-name="T3">new</text:span><text:span text:style-name="T5"> Scanner(System.</text:span><text:span text:style-name="T14">in</text:span><text:span text:style-name="T5">);</text:span></text:p>
      <text:p text:style-name="P22"><text:span text:style-name="T5"><text:tab/><text:tab/>System.</text:span><text:span text:style-name="T14">out</text:span><text:span text:style-name="T5">.println(</text:span><text:span text:style-name="T22">"Saisissez votre age"</text:span><text:span text:style-name="T5">);</text:span></text:p>
      <text:p text:style-name="P22"><text:span text:style-name="T5"><text:tab/><text:tab/>String </text:span><text:span text:style-name="T24">reponse</text:span><text:span text:style-name="T5"> = </text:span><text:span text:style-name="T24">scan</text:span><text:span text:style-name="T5">.nextLine();</text:span></text:p>
      <text:p text:style-name="P22"><text:span text:style-name="T5"><text:tab/><text:tab/></text:span><text:span text:style-name="T3">int</text:span><text:span text:style-name="T5"> </text:span><text:span text:style-name="T24">age</text:span><text:span text:style-name="T5"> = 0;</text:span></text:p>
      <text:p text:style-name="P22"><text:span text:style-name="T5"><text:tab/><text:tab/></text:span></text:p>
      <text:p text:style-name="P22"><text:span text:style-name="T5"><text:tab/><text:tab/></text:span><text:span text:style-name="T3">try</text:span></text:p>
      <text:p text:style-name="P22"><text:span text:style-name="T5"><text:tab/><text:tab/>{</text:span></text:p>
      <text:p text:style-name="P22"><text:span text:style-name="T5"><text:tab/><text:tab/><text:tab/></text:span><text:span text:style-name="T24">age</text:span><text:span text:style-name="T5"> = Integer.</text:span><text:span text:style-name="T7">parseInt</text:span><text:span text:style-name="T5">(</text:span><text:span text:style-name="T24">reponse</text:span><text:span text:style-name="T5">);</text:span><text:span text:style-name="T1">//if (age &lt; 0 || age &gt; 130)</text:span></text:p>
      <text:p text:style-name="P22"><text:span text:style-name="T5"><text:tab/><text:tab/>}</text:span></text:p>
      <text:p text:style-name="P22"><text:span text:style-name="T5"><text:tab/><text:tab/><text:tab/><text:tab/></text:span><text:span text:style-name="T1">// age incohérent : je lève une exception</text:span></text:p>
      <text:p text:style-name="P22"><text:span text:style-name="T5"><text:tab/><text:tab/><text:tab/><text:tab/></text:span><text:span text:style-name="T1">// throw new Exception("vore age doit être compris entre 0 et 130");</text:span></text:p>
      <text:p text:style-name="P22"><text:span text:style-name="T5"><text:tab/><text:tab/></text:span><text:span text:style-name="T3">catch</text:span><text:span text:style-name="T5">(NumberFormatException </text:span><text:span text:style-name="T24">exc</text:span><text:span text:style-name="T5">)</text:span></text:p>
      <text:p text:style-name="P22"><text:span text:style-name="T5"><text:tab/><text:tab/>{</text:span></text:p>
      <text:p text:style-name="P22"><text:soft-page-break/><text:span text:style-name="T5"><text:tab/><text:tab/><text:tab/></text:span><text:span text:style-name="T1">// interrogation du format, deja (pas bon si string quoi)</text:span></text:p>
      <text:p text:style-name="P22"><text:span text:style-name="T5"><text:tab/><text:tab/><text:tab/></text:span><text:span text:style-name="T3">throw</text:span><text:span text:style-name="T5"> </text:span><text:span text:style-name="T3">new</text:span><text:span text:style-name="T5"> Exception(</text:span><text:span text:style-name="T22">"ERREUR : format numérique, crétin"</text:span><text:span text:style-name="T5">);</text:span></text:p>
      <text:p text:style-name="P22"><text:span text:style-name="T5"><text:tab/><text:tab/><text:tab/></text:span><text:span text:style-name="T1">// le throw arrête tout</text:span></text:p>
      <text:p text:style-name="P22"><text:span text:style-name="T5"><text:tab/><text:tab/>}</text:span></text:p>
      <text:p text:style-name="P22"><text:span text:style-name="T5"><text:tab/><text:tab/></text:span></text:p>
      <text:p text:style-name="P22"><text:span text:style-name="T5"><text:tab/><text:tab/></text:span><text:span text:style-name="T3">if</text:span><text:span text:style-name="T5"> (</text:span><text:span text:style-name="T24">age</text:span><text:span text:style-name="T5"> &lt; 0 || </text:span><text:span text:style-name="T24">age</text:span><text:span text:style-name="T5"> &gt; 130)</text:span></text:p>
      <text:p text:style-name="P22"><text:span text:style-name="T5"><text:tab/><text:tab/>{</text:span></text:p>
      <text:p text:style-name="P22"><text:span text:style-name="T5"><text:tab/><text:tab/><text:tab/></text:span><text:span text:style-name="T3">throw</text:span><text:span text:style-name="T5"> </text:span><text:span text:style-name="T3">new</text:span><text:span text:style-name="T5"> Exception(</text:span><text:span text:style-name="T22">"Age compris entre 0 et 130"</text:span><text:span text:style-name="T5">);</text:span></text:p>
      <text:p text:style-name="P22"><text:span text:style-name="T5"><text:tab/><text:tab/>}</text:span></text:p>
      <text:p text:style-name="P22"><text:span text:style-name="T5"><text:tab/><text:tab/></text:span><text:span text:style-name="T3">return</text:span><text:span text:style-name="T5"> </text:span><text:span text:style-name="T24">age</text:span><text:span text:style-name="T5">;</text:span></text:p>
      <text:p text:style-name="P22"><text:span text:style-name="T5"><text:tab/>}</text:span></text:p>
      <text:p text:style-name="P22"><text:span text:style-name="T5"><text:tab/></text:span></text:p>
      <text:p text:style-name="P22"><text:span text:style-name="T5">}</text:span></text:p>
      <text:p text:style-name="P10"/>
      <text:p text:style-name="P21"><text:span text:style-name="T31"><text:tab/><text:tab/><text:tab/></text:span>PROJET BANQUE PROF au 15 SEPTEMBRE</text:p>
      <text:p text:style-name="P11"/>
      <text:p text:style-name="P11">Classe APP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7:23:26.040000000</meta:creation-date>
    <dc:date>2017-09-15T16:26:08.214000000</dc:date>
    <meta:editing-duration>PT4H56M42S</meta:editing-duration>
    <meta:editing-cycles>9</meta:editing-cycles>
    <meta:generator>LibreOffice/5.3.3.2$Windows_X86_64 LibreOffice_project/3d9a8b4b4e538a85e0782bd6c2d430bafe583448</meta:generator>
    <meta:document-statistic meta:table-count="0" meta:image-count="0" meta:object-count="0" meta:page-count="9" meta:paragraph-count="305" meta:word-count="893" meta:character-count="6725" meta:non-whitespace-character-count="5433"/>
  </office:meta>
</office:document-meta>
</file>